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5.539cm"/>
    </style:style>
    <style:style style:name="co4" style:family="table-column">
      <style:table-column-properties fo:break-before="auto" style:column-width="5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655cm" fo:break-before="auto" style:use-optimal-row-height="false"/>
    </style:style>
    <style:style style:name="ro2" style:family="table-row">
      <style:table-row-properties style:row-height="1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9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5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5eb91e" style:text-align-source="fix" style:repeat-content="false" fo:wrap-option="wrap" fo:border="0.74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4000" style:text-align-source="fix" style:repeat-content="false" fo:wrap-option="wrap" fo:border="0.74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0000" style:text-align-source="fix" style:repeat-content="false" fo:wrap-option="wrap" fo:border="0.74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c9211e" style:text-align-source="fix" style:repeat-content="false" fo:wrap-option="wrap" fo:border="0.74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="0.74pt solid #000000" style:vertical-align="top"/>
    </style:style>
    <style:style style:name="ce29" style:family="table-cell" style:parent-style-name="Default">
      <style:table-cell-properties fo:background-color="#ffff00"/>
    </style:style>
    <style:style style:name="T1" style:family="text">
      <style:text-properties fo:color="#c9211e" fo:font-size="12pt" fo:font-weight="bold" style:font-size-asian="12pt" style:font-size-complex="12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 table:print-ranges="Лист1.B1:Лист1.E1">
        <table:table-column table:style-name="co1" table:default-cell-style-name="Default"/>
        <table:table-column table:style-name="co1" table:default-cell-style-name="ce16"/>
        <table:table-column table:style-name="co2" table:default-cell-style-name="ce10"/>
        <table:table-column table:style-name="co3" table:default-cell-style-name="ce23"/>
        <table:table-column table:style-name="co4" table:default-cell-style-name="ce23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у</text:p>
          </table:table-cell>
          <table:table-cell table:style-name="ce3" office:value-type="string" calcext:value-type="string" table:number-columns-spanned="4" table:number-rows-spanned="1">
            <text:p><text:span text:style-name="T1">Спецификация</text:span></text:p>
            <text:p><text:span text:style-name="T2">Программа принимает любое целое число, большее или равное -10 000 и меньше или равное 10 000;</text:span></text:p>
            <text:p><text:span text:style-name="T2">Все отрицательные целые числа должны храниться в базе данных вместе с другими отрицательными целыми числами;</text:span></text:p>
            <text:p><text:span text:style-name="T2">Все положительные целые числа должны храниться в базе данных вместе с другими положительными целыми числами;</text:span></text:p>
            <text:p><text:span text:style-name="T2">Ноль не должен храниться.</text:span></text:p>
          </table:table-cell>
          <table:covered-table-cell table:number-columns-repeated="3" table:style-name="ce6"/>
          <table:table-cell table:number-columns-repeated="5"/>
        </table:table-row>
        <table:table-row table:style-name="ro2">
          <table:table-cell table:style-name="ce4" office:value-type="float" office:value="1" calcext:value-type="float" table:number-columns-spanned="1" table:number-rows-spanned="19">
            <text:p>1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3">
          <table:covered-table-cell/>
          <table:table-cell office:value-type="float" office:value="-10000" calcext:value-type="float">
            <text:p>-10000</text:p>
          </table:table-cell>
          <table:table-cell table:style-name="ce20" office:value-type="string" calcext:value-type="string">
            <text:p>ACCEPTED: Stored as a negative integer.</text:p>
          </table:table-cell>
          <table:table-cell office:value-type="string" calcext:value-type="string">
            <text:p>ACCEPTED: Stored as a negative integer.</text:p>
          </table:table-cell>
          <table:table-cell table:number-columns-repeated="2"/>
          <table:table-cell table:style-name="ce11"/>
          <table:table-cell table:style-name="ce29" office:value-type="float" office:value="-10000" calcext:value-type="float">
            <text:p>-1000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10000" calcext:value-type="float">
            <text:p>10000</text:p>
          </table:table-cell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style-name="ce20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table:number-columns-repeated="3"/>
          <table:table-cell table:style-name="ce29" table:number-columns-repeated="3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style-name="ce20" office:value-type="string" calcext:value-type="string">
            <text:p>ACCEPTED: Stored as a negative integer.</text:p>
          </table:table-cell>
          <table:table-cell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ACCEPTED: Stored as a positive integer.</text:p>
          </table:table-cell>
          <table:table-cell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style-name="ce20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style-name="ce20" office:value-type="string" calcext:value-type="string">
            <text:p>ACCEPTED: Stored as a positive integer.</text:p>
          </table:table-cell>
          <table:table-cell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ACCEPTED: Not stored (0).</text:p>
          </table:table-cell>
          <table:table-cell office:value-type="string" calcext:value-type="string">
            <text:p>ACCEPTED: Not stored (0)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ACCEPTED: Stored as a positive integer.</text:p>
          </table:table-cell>
          <table:table-cell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1" calcext:value-type="float">
            <text:p>-1</text:p>
          </table:table-cell>
          <table:table-cell table:style-name="ce20" office:value-type="string" calcext:value-type="string">
            <text:p>ACCEPTED: Stored as a negative integer.</text:p>
          </table:table-cell>
          <table:table-cell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99999999999…. до конца длины строки</text:p>
          </table:table-cell>
          <table:table-cell table:style-name="ce20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-99999999999…. до конца строки</text:p>
          </table:table-cell>
          <table:table-cell table:style-name="ce20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style-name="ce20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style-name="ce20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style-name="ce20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,5</text:p>
          </table:table-cell>
          <table:table-cell table:style-name="ce20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style-name="ce20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5">
          <table:covered-table-cell/>
          <table:table-cell office:value-type="string" calcext:value-type="string">
            <text:p>пробел</text:p>
          </table:table-cell>
          <table:table-cell table:style-name="ce18" office:value-type="string" calcext:value-type="string">
            <text:p>ACCEPTED: Not stored (0).</text:p>
          </table:table-cell>
          <table:table-cell office:value-type="string" calcext:value-type="string">
            <text:p>REJECTED: The value must be an integer.</text:p>
          </table:table-cell>
          <table:table-cell office:value-type="string" calcext:value-type="string">
            <text:p>Bug#1 <text:s/>описание бага. Пробел засчитан системой как ноль и не сохранился, а должен был как не целое число и выдать сообщение об ошибке</text:p>
          </table:table-cell>
          <table:table-cell office:value-type="string" calcext:value-type="string">
            <text:p>Во всех реализациях такая ошибка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style-name="ce20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2" calcext:value-type="float" table:number-columns-spanned="1" table:number-rows-spanned="15">
            <text:p>2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-10000" calcext:value-type="float">
            <text:p>-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1 описание бага. Исправить в коде знак &gt; на &gt;=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style-name="ce23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style-name="ce23" office:value-type="string" calcext:value-type="string">
            <text:p>ACCEPTED: Stored as a negative <text:s/>integer.</text:p>
          </table:table-cell>
          <table:table-cell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0" calcext:value-type="float">
            <text:p>10000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2 описание бага. Исправить в коде знак &lt; на &lt;=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style-name="ce23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ACCEPTED: Not stored (0).</text:p>
          </table:table-cell>
          <table:table-cell office:value-type="string" calcext:value-type="string">
            <text:p>ACCEPTED: Not stored (0)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CCEPTED: Stored as a positive integer.</text:p>
          </table:table-cell>
          <table:table-cell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1" calcext:value-type="float">
            <text:p>-1</text:p>
          </table:table-cell>
          <table:table-cell table:style-name="ce23" office:value-type="string" calcext:value-type="string">
            <text:p>ACCEPTED: Stored as a negative integer.</text:p>
          </table:table-cell>
          <table:table-cell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3" calcext:value-type="float" table:number-columns-spanned="1" table:number-rows-spanned="15">
            <text:p>3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-10000" calcext:value-type="float">
            <text:p>-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1 описание бага. Исправить в коде знак &gt; на &gt;=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10001" calcext:value-type="float">
            <text:p>-10001</text:p>
          </table:table-cell>
          <table:table-cell table:style-name="ce9" office:value-type="string" calcext:value-type="string">
            <text:p>ACCEPTED: Stored as a nega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2 описание бага. Целое отрица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9999" calcext:value-type="float">
            <text:p>-9999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3 описание бага. Целое отрица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10000" calcext:value-type="float">
            <text:p>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4 описание бага. Исправить в коде знак &lt; на &lt;=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0001" calcext:value-type="float">
            <text:p>10001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5 целое положи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9999" calcext:value-type="float">
            <text:p>9999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6 описание бага. Целое положи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Not stored (0).</text:p>
          </table:table-cell>
          <table:table-cell office:value-type="string" calcext:value-type="string">
            <text:p>Bug #7 описание бага. 0 входит в диапазон, но по второму условию он не сохраняется. Прописать отдельное условие для 0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8 описание бага. Целое положи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1" calcext:value-type="float">
            <text:p>-1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9 описание бага. Целое отрица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4" calcext:value-type="float" table:number-columns-spanned="1" table:number-rows-spanned="15">
            <text:p>4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-10000" calcext:value-type="float">
            <text:p>-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1 описание бага. Исправить в коде знак &gt; на &gt;=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10001" calcext:value-type="float">
            <text:p>-10001</text:p>
          </table:table-cell>
          <table:table-cell table:style-name="ce9" office:value-type="string" calcext:value-type="string">
            <text:p>ACCEPTED: Stored as a nega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2 описание бага. Целое отрица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9999" calcext:value-type="float">
            <text:p>-9999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3 описание бага. Целое отрица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style-name="ce27"/>
          <table:table-cell table:number-columns-repeated="5"/>
        </table:table-row>
        <table:table-row table:style-name="ro5">
          <table:covered-table-cell/>
          <table:table-cell office:value-type="float" office:value="10001" calcext:value-type="float">
            <text:p>10001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4 целое положи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9999" calcext:value-type="float">
            <text:p>9999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5 описание бага. Целое положи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Not stored (0).</text:p>
          </table:table-cell>
          <table:table-cell office:value-type="string" calcext:value-type="string">
            <text:p>Bug #6 описание бага. 0 входит в диапазон, но по второму условию он не сохраняется. Прописать отдельное условие для 0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7 описание бага. Целое положи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1" calcext:value-type="float">
            <text:p>-1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8 описание бага. Целое отрица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style-name="ce23" office:value-type="string" calcext:value-type="string">
            <text:p>REJECTED: The value must be an integer.</text:p>
          </table:table-cell>
          <table:table-cell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2">
          <table:table-cell table:style-name="ce5" office:value-type="float" office:value="5" calcext:value-type="float" table:number-columns-spanned="1" table:number-rows-spanned="15">
            <text:p>5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3">
          <table:covered-table-cell/>
          <table:table-cell office:value-type="float" office:value="-10000" calcext:value-type="float">
            <text:p>-10000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5">
          <table:covered-table-cell/>
          <table:table-cell office:value-type="float" office:value="-9999" calcext:value-type="float">
            <text:p>-9999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1 описание бага. Целое отрица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5">
          <table:covered-table-cell/>
          <table:table-cell office:value-type="float" office:value="9999" calcext:value-type="float">
            <text:p>9999</text:p>
          </table:table-cell>
          <table:table-cell table:style-name="ce26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2 описание бага. Целое положительное число, входящее в заданного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Not stored (0).</text:p>
          </table:table-cell>
          <table:table-cell office:value-type="string" calcext:value-type="string">
            <text:p>Bug #3 описание бага. 0 входит в диапазон, но по второму условию он не сохраняется. Прописать отдельное условие для 0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4 описание бага. Целое положи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1" calcext:value-type="float">
            <text:p>-1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5 описание бага. Целое отрицательное число, входящее в заданный диапазон не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2">
          <table:table-cell table:style-name="ce5" office:value-type="float" office:value="6" calcext:value-type="float" table:number-columns-spanned="1" table:number-rows-spanned="15">
            <text:p>6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3">
          <table:covered-table-cell/>
          <table:table-cell office:value-type="float" office:value="-10000" calcext:value-type="float">
            <text:p>-10000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5">
          <table:covered-table-cell/>
          <table:table-cell office:value-type="float" office:value="-10001" calcext:value-type="float">
            <text:p>-10001</text:p>
          </table:table-cell>
          <table:table-cell table:style-name="ce9" office:value-type="string" calcext:value-type="string">
            <text:p>ACCEPTED: Stored as a nega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1 описание бага. Целое отрица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5">
          <table:covered-table-cell/>
          <table:table-cell office:value-type="float" office:value="10001" calcext:value-type="float">
            <text:p>10001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2 целое положи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CCEPTED: Not stored (0)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2">
          <table:table-cell table:style-name="ce5" office:value-type="float" office:value="7" calcext:value-type="float" table:number-columns-spanned="1" table:number-rows-spanned="15">
            <text:p>7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4">
          <table:covered-table-cell/>
          <table:table-cell office:value-type="float" office:value="-10000" calcext:value-type="float">
            <text:p>-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1 описание бага. Исправить в коде знак &gt; на &gt;=</text:p>
          </table:table-cell>
          <table:table-cell/>
          <table:table-cell table:style-name="ce11"/>
          <table:table-cell table:number-columns-repeated="3"/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0" calcext:value-type="float">
            <text:p>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2 описание бага. Исправить в коде знак &lt; на &lt;=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CCEPTED: Not stored (0)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8" calcext:value-type="float" table:number-columns-spanned="1" table:number-rows-spanned="15">
            <text:p>8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-10000" calcext:value-type="float">
            <text:p>-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1 описание бага. Исправить в коде знак &gt; на &gt;=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-10001" calcext:value-type="float">
            <text:p>-10001</text:p>
          </table:table-cell>
          <table:table-cell table:style-name="ce9" office:value-type="string" calcext:value-type="string">
            <text:p>ACCEPTED: Stored as a nega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2 описание бага. Целое отрица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0" calcext:value-type="float">
            <text:p>10000</text:p>
          </table:table-cell>
          <table:table-cell table:style-name="ce9"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3 описание бага. Исправить в коде знак &lt; на &lt;=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0001" calcext:value-type="float">
            <text:p>10001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An integer must be &gt;= -10000 and &lt;= 10000, it is not stored.</text:p>
          </table:table-cell>
          <table:table-cell office:value-type="string" calcext:value-type="string">
            <text:p>Bug #4 целое положительное число, выходящее из заданного диапазона сохраняется. Исправить условие диапазона в коде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CCEPTED: Not stored (0)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9" calcext:value-type="float" table:number-columns-spanned="1" table:number-rows-spanned="15">
            <text:p>9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6">
          <table:covered-table-cell/>
          <table:table-cell office:value-type="float" office:value="-10000" calcext:value-type="float">
            <text:p>-10000</text:p>
          </table:table-cell>
          <table:table-cell table:style-name="ce9" office:value-type="string" calcext:value-type="string">
            <text:p>ACCEPTED: Stored as positive integer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1 описание бага. Программа сохранила отрицательное целое число как положительное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6">
          <table:covered-table-cell/>
          <table:table-cell office:value-type="float" office:value="-9999" calcext:value-type="float">
            <text:p>-9999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2 описание бага. Программа сохранила отрицательное целое число как положительное</text:p>
          </table:table-cell>
          <table:table-cell table:number-columns-repeated="5"/>
        </table:table-row>
        <table:table-row table:style-name="ro6">
          <table:covered-table-cell/>
          <table:table-cell office:value-type="float" office:value="10000" calcext:value-type="float">
            <text:p>10000</text:p>
          </table:table-cell>
          <table:table-cell table:style-name="ce9" office:value-type="string" calcext:value-type="string">
            <text:p>ACCEPTED: Stored as a negative integer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3 описание бага. Программа сохранила положительное целое число как отрицательное</text:p>
          </table:table-cell>
          <table:table-cell table:number-columns-repeated="5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6">
          <table:covered-table-cell/>
          <table:table-cell office:value-type="float" office:value="9999" calcext:value-type="float">
            <text:p>9999</text:p>
          </table:table-cell>
          <table:table-cell table:style-name="ce9" office:value-type="string" calcext:value-type="string">
            <text:p>ACCEPTED: Stored as a negative integer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4 описание бага. Программа сохранила положительное целое число как отрицательное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CCEPTED: Not stored (0).</text:p>
          </table:table-cell>
          <table:table-cell table:number-columns-repeated="6"/>
        </table:table-row>
        <table:table-row table:style-name="ro6">
          <table:covered-table-cell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CCEPTED: Stored as a negative integer.</text:p>
          </table:table-cell>
          <table:table-cell table:style-name="ce10" office:value-type="string" calcext:value-type="string">
            <text:p>ACCEPTED: Stored as a positive integer.</text:p>
          </table:table-cell>
          <table:table-cell office:value-type="string" calcext:value-type="string">
            <text:p>Bug #5 описание бага. Программа сохранила положительное целое число как отрицательное</text:p>
          </table:table-cell>
          <table:table-cell table:number-columns-repeated="5"/>
        </table:table-row>
        <table:table-row table:style-name="ro6">
          <table:covered-table-cell/>
          <table:table-cell office:value-type="float" office:value="-1" calcext:value-type="float">
            <text:p>-1</text:p>
          </table:table-cell>
          <table:table-cell table:style-name="ce26" office:value-type="string" calcext:value-type="string">
            <text:p>ACCEPTED: Stored as a positive integer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6 описание бага. Программа сохранила отрицательное целое число как положительное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10" calcext:value-type="float" table:number-columns-spanned="1" table:number-rows-spanned="15">
            <text:p>10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-10000" calcext:value-type="float">
            <text:p>-10000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CCEPTED: Not stored (0).</text:p>
          </table:table-cell>
          <table:table-cell table:number-columns-repeated="6"/>
        </table:table-row>
        <table:table-row table:style-name="ro6">
          <table:covered-table-cell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CCEPTED: Not stored (0).</text:p>
          </table:table-cell>
          <table:table-cell office:value-type="string" calcext:value-type="string">
            <text:p>ACCEPTED: Stored as a positive integer.</text:p>
          </table:table-cell>
          <table:table-cell office:value-type="string" calcext:value-type="string">
            <text:p>Bug #1 описание бага. Программа определила положительное целое число 1 как 0 и не сохранила его</text:p>
          </table:table-cell>
          <table:table-cell table:number-columns-repeated="5"/>
        </table:table-row>
        <table:table-row table:style-name="ro6">
          <table:covered-table-cell/>
          <table:table-cell office:value-type="float" office:value="-1" calcext:value-type="float">
            <text:p>-1</text:p>
          </table:table-cell>
          <table:table-cell table:style-name="ce26" office:value-type="string" calcext:value-type="string">
            <text:p>ACCEPTED: Not stored (0).</text:p>
          </table:table-cell>
          <table:table-cell office:value-type="string" calcext:value-type="string">
            <text:p>ACCEPTED: Stored as a negative integer.</text:p>
          </table:table-cell>
          <table:table-cell office:value-type="string" calcext:value-type="string">
            <text:p>Bug #2 описание бага. Программа определила отрицательное целое число -1 как 0 и не сохранила его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11" calcext:value-type="float" table:number-columns-spanned="1" table:number-rows-spanned="15">
            <text:p>11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-10000" calcext:value-type="float">
            <text:p>-10000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6">
          <table:covered-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ACCEPTED: Not stored (0).</text:p>
          </table:table-cell>
          <table:table-cell office:value-type="string" calcext:value-type="string">
            <text:p>Bug #1 описание бага. Программа сохранила 0 как целое положительное число, а должна была не сохранить.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буква кириллица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letter latinica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дробное число 1.5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пустое значение (null)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Спецсимвол ?*)=</text:p>
          </table:table-cell>
          <table:table-cell table:number-columns-repeated="2" office:value-type="string" calcext:value-type="string">
            <text:p>REJECTED: The value must be an integer.</text:p>
          </table:table-cell>
          <table:table-cell table:number-columns-repeated="6"/>
        </table:table-row>
        <table:table-row table:style-name="ro3">
          <table:table-cell table:style-name="ce5" office:value-type="float" office:value="12" calcext:value-type="float" table:number-columns-spanned="1" table:number-rows-spanned="15">
            <text:p>12</text:p>
          </table:table-cell>
          <table:table-cell table:style-name="ce15" office:value-type="string" calcext:value-type="string">
            <text:p>Enter value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Bug #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-10000" calcext:value-type="float">
            <text:p>-10000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-10001" calcext:value-type="float">
            <text:p>-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9999" calcext:value-type="float">
            <text:p>-9999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4">
          <table:covered-table-cell/>
          <table:table-cell office:value-type="float" office:value="10001" calcext:value-type="float">
            <text:p>10001</text:p>
          </table:table-cell>
          <table:table-cell table:number-columns-repeated="2" office:value-type="string" calcext:value-type="string">
            <text:p>REJECTED: An integer must be &gt;= -10000 and &lt;= 10000, it is not stored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CCEPTED: Not stored (0)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CEPTED: Stored as a positive integer.</text:p>
          </table:table-cell>
          <table:table-cell table:number-columns-repeated="6"/>
        </table:table-row>
        <table:table-row table:style-name="ro3">
          <table:covered-table-cell/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ACCEPTED: Stored as a negative integer.</text:p>
          </table:table-cell>
          <table:table-cell table:number-columns-repeated="6"/>
        </table:table-row>
        <table:table-row table:style-name="ro6">
          <table:covered-table-cell/>
          <table:table-cell office:value-type="string" calcext:value-type="string">
            <text:p>буква кириллица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The value must be an integer.</text:p>
          </table:table-cell>
          <table:table-cell office:value-type="string" calcext:value-type="string">
            <text:p>Bug #1 описание бага. Программа сохранила буквы кирилицы как целое положительное число</text:p>
          </table:table-cell>
          <table:table-cell table:number-columns-repeated="5"/>
        </table:table-row>
        <table:table-row table:style-name="ro6">
          <table:covered-table-cell/>
          <table:table-cell office:value-type="string" calcext:value-type="string">
            <text:p>letter latinica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The value must be an integer.</text:p>
          </table:table-cell>
          <table:table-cell office:value-type="string" calcext:value-type="string">
            <text:p>Bug #2 описание бага. Программа сохранила латинские буквы как целое положительное число</text:p>
          </table:table-cell>
          <table:table-cell table:number-columns-repeated="5"/>
        </table:table-row>
        <table:table-row table:style-name="ro6">
          <table:covered-table-cell/>
          <table:table-cell office:value-type="string" calcext:value-type="string">
            <text:p>дробное число 1.5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The value must be an integer.</text:p>
          </table:table-cell>
          <table:table-cell office:value-type="string" calcext:value-type="string">
            <text:p>Bug #3 описание бага. Программа сохранила дробное число как целое положительное число</text:p>
          </table:table-cell>
          <table:table-cell table:number-columns-repeated="5"/>
        </table:table-row>
        <table:table-row table:style-name="ro6">
          <table:covered-table-cell/>
          <table:table-cell office:value-type="string" calcext:value-type="string">
            <text:p>пустое значение (null)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The value must be an integer.</text:p>
          </table:table-cell>
          <table:table-cell office:value-type="string" calcext:value-type="string">
            <text:p>Bug #4 описание бага. Программа сохранила пустое значение как целое положительное число</text:p>
          </table:table-cell>
          <table:table-cell table:number-columns-repeated="5"/>
        </table:table-row>
        <table:table-row table:style-name="ro6">
          <table:covered-table-cell/>
          <table:table-cell office:value-type="string" calcext:value-type="string">
            <text:p>Спецсимвол ?*)=</text:p>
          </table:table-cell>
          <table:table-cell table:style-name="ce9" office:value-type="string" calcext:value-type="string">
            <text:p>ACCEPTED: Stored as a positive integer.</text:p>
          </table:table-cell>
          <table:table-cell office:value-type="string" calcext:value-type="string">
            <text:p>REJECTED: The value must be an integer.</text:p>
          </table:table-cell>
          <table:table-cell office:value-type="string" calcext:value-type="string">
            <text:p>Bug #5 описание бага. Программа сохранила спецсимволы как целое положительное число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11:58:27.1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20:32:07.397000000</meta:creation-date>
    <dc:date>2024-02-16T12:18:03.555000000</dc:date>
    <meta:editing-duration>PT3H33M52S</meta:editing-duration>
    <meta:editing-cycles>72</meta:editing-cycles>
    <meta:generator>LibreOffice/7.6.4.1$Windows_X86_64 LibreOffice_project/e19e193f88cd6c0525a17fb7a176ed8e6a3e2aa1</meta:generator>
    <meta:document-statistic meta:table-count="1" meta:cell-count="629" meta:object-count="0"/>
  </office:meta>
</office:document-meta>
</file>